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722" officeooo:paragraph-rsid="001ef722"/>
    </style:style>
    <style:style style:name="P2" style:family="paragraph" style:parent-style-name="Standard">
      <style:text-properties fo:font-size="16pt" fo:font-weight="bold" officeooo:rsid="0023f397" officeooo:paragraph-rsid="0023f39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3f397" officeooo:paragraph-rsid="002aec7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3f397" officeooo:paragraph-rsid="002c9fe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3f397" officeooo:paragraph-rsid="002d4788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3f397" officeooo:paragraph-rsid="00315d2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3f397" officeooo:paragraph-rsid="0032f56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23f397" officeooo:paragraph-rsid="00370825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3f397" officeooo:paragraph-rsid="0037cc7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3f397" officeooo:paragraph-rsid="0039566a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normal" officeooo:rsid="00315d29" officeooo:paragraph-rsid="00315d29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32f56f" officeooo:paragraph-rsid="0032f56f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370825" officeooo:paragraph-rsid="00370825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37cc77" officeooo:paragraph-rsid="0037cc77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39566a" officeooo:paragraph-rsid="0039566a" style:font-size-asian="16pt" style:font-weight-asian="normal" style:font-size-complex="16pt" style:font-weight-complex="normal"/>
    </style:style>
    <style:style style:name="P16" style:family="paragraph" style:parent-style-name="Standard">
      <style:text-properties style:font-name="Lato Black" fo:font-size="16pt" officeooo:rsid="001ef722" officeooo:paragraph-rsid="001ef722" style:font-size-asian="16pt" style:font-size-complex="16pt"/>
    </style:style>
    <style:style style:name="P17" style:family="paragraph" style:parent-style-name="Text_20_body">
      <style:text-properties officeooo:rsid="001ef722" officeooo:paragraph-rsid="001ef722"/>
    </style:style>
    <style:style style:name="P18" style:family="paragraph" style:parent-style-name="Text_20_body">
      <style:text-properties fo:font-weight="bold" officeooo:paragraph-rsid="001ef722" style:font-weight-asian="bold" style:font-weight-complex="bold"/>
    </style:style>
    <style:style style:name="P19" style:family="paragraph" style:parent-style-name="Text_20_body">
      <style:text-properties fo:font-weight="bold" officeooo:paragraph-rsid="001fa0f4" style:font-weight-asian="bold" style:font-weight-complex="bold"/>
    </style:style>
    <style:style style:name="P20" style:family="paragraph" style:parent-style-name="Text_20_body">
      <style:text-properties fo:font-size="14pt" fo:font-weight="bold" officeooo:rsid="001ef722" officeooo:paragraph-rsid="001ef722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6pt" fo:font-weight="normal" officeooo:rsid="002aec7d" officeooo:paragraph-rsid="002aec7d" style:font-size-asian="16pt" style:font-weight-asian="normal" style:font-size-complex="16pt" style:font-weight-complex="normal"/>
    </style:style>
    <style:style style:name="P22" style:family="paragraph" style:parent-style-name="Text_20_body">
      <style:text-properties fo:font-weight="bold" officeooo:rsid="001ef722" officeooo:paragraph-rsid="001ef722" style:font-weight-asian="bold" style:font-weight-complex="bold"/>
    </style:style>
    <style:style style:name="T1" style:family="text">
      <style:text-properties officeooo:rsid="001ef7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ec7d" style:font-weight-asian="normal" style:font-weight-complex="normal"/>
    </style:style>
    <style:style style:name="T5" style:family="text">
      <style:text-properties fo:font-weight="normal" officeooo:rsid="002c9fe3" style:font-weight-asian="normal" style:font-weight-complex="normal"/>
    </style:style>
    <style:style style:name="T6" style:family="text">
      <style:text-properties fo:font-weight="normal" officeooo:rsid="002d4788" style:font-weight-asian="normal" style:font-weight-complex="normal"/>
    </style:style>
    <style:style style:name="T7" style:family="text">
      <style:text-properties fo:font-weight="normal" officeooo:rsid="00315d29" style:font-weight-asian="normal" style:font-weight-complex="normal"/>
    </style:style>
    <style:style style:name="T8" style:family="text">
      <style:text-properties fo:font-weight="normal" officeooo:rsid="0032f56f" style:font-weight-asian="normal" style:font-weight-complex="normal"/>
    </style:style>
    <style:style style:name="T9" style:family="text">
      <style:text-properties fo:font-weight="normal" officeooo:rsid="00370825" style:font-weight-asian="normal" style:font-weight-complex="normal"/>
    </style:style>
    <style:style style:name="T10" style:family="text">
      <style:text-properties fo:font-weight="normal" officeooo:rsid="0037cc77" style:font-weight-asian="normal" style:font-weight-complex="normal"/>
    </style:style>
    <style:style style:name="T11" style:family="text">
      <style:text-properties fo:font-weight="normal" officeooo:rsid="0039566a" style:font-weight-asian="normal" style:font-weight-complex="normal"/>
    </style:style>
    <style:style style:name="T12" style:family="text">
      <style:text-properties fo:font-weight="normal" officeooo:rsid="003b06a4" style:font-weight-asian="normal" style:font-weight-complex="normal"/>
    </style:style>
    <style:style style:name="T13" style:family="text">
      <style:text-properties fo:font-weight="normal" officeooo:rsid="003c517b" style:font-weight-asian="normal" style:font-weight-complex="normal"/>
    </style:style>
    <style:style style:name="T14" style:family="text">
      <style:text-properties fo:font-weight="normal" officeooo:rsid="003dfb5a" style:font-weight-asian="normal" style:font-weight-complex="normal"/>
    </style:style>
    <style:style style:name="T15" style:family="text">
      <style:text-properties fo:font-weight="normal" officeooo:rsid="003ed295" style:font-weight-asian="normal" style:font-weight-complex="normal"/>
    </style:style>
    <style:style style:name="T16" style:family="text">
      <style:text-properties officeooo:rsid="00315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 Processing Owners Manual</text:p>
      <text:p text:style-name="P1"/>
      <text:p text:style-name="P17"><text:span text:style-name="T2">Introduction:</text:span> lp.pro is a program written in prolog with many different functions to manipulate lists.</text:p>
      <text:p text:style-name="P20">Table of Contents:</text:p>
      <text:p text:style-name="P22">writelist………………………………………………………………………………………….DFN1</text:p>
      <text:p text:style-name="P18">member<text:span text:style-name="T1">………………………………………………………………………………………….DFN2</text:span></text:p>
      <text:p text:style-name="P22">size...……………………………………………………………………………………………..DFN3</text:p>
      <text:p text:style-name="P18">item…..<text:span text:style-name="T1">………………………………………………………………………………………….DFN4</text:span></text:p>
      <text:p text:style-name="P19">append<text:span text:style-name="T1">…………………………………………………………………………………………..DFN5</text:span></text:p>
      <text:p text:style-name="P19">last……<text:span text:style-name="T1">………………………………………………………………………………………….DFN6</text:span></text:p>
      <text:p text:style-name="P19">remove<text:span text:style-name="T1">…………………………………………………………………………………………..DFN7</text:span></text:p>
      <text:p text:style-name="P19">replace…………………………………………………………………………………………..<text:span text:style-name="T1">DFN8</text:span></text:p>
      <text:p text:style-name="P19">makelist<text:span text:style-name="T1">…………………………………………………………………………………………DFN9</text:span></text:p>
      <text:p text:style-name="P19">reverse<text:span text:style-name="T1">…………………………………………………………………………………………..DFN10</text:span></text:p>
      <text:p text:style-name="P19">lastput<text:span text:style-name="T1">…………………………………………………………………………………………...DFN11</text:span></text:p>
      <text:p text:style-name="P19">pick……………………………………………………………………………………………<text:span text:style-name="T1">...DFN12</text:span></text:p>
      <text:p text:style-name="P19">take……………………………………………………………………………………………<text:span text:style-name="T1">...DFN13</text:span></text:p>
      <text:p text:style-name="P19">iota………………………………………………………………………………………………<text:span text:style-name="T1">DFN14</text:span></text:p>
      <text:p text:style-name="P19">sum………………………………………………………………………………………………<text:span text:style-name="T1">DFN15</text:span></text:p>
      <text:p text:style-name="P19">min………………………………………………………………………………………………<text:span text:style-name="T1">DFN16</text:span></text:p>
      <text:p text:style-name="P19">max……………………………………………………………………………………………<text:span text:style-name="T1">...DFN17</text:span></text:p>
      <text:p text:style-name="P19">sort_inc<text:span text:style-name="T1">………………………………………………………………………………………….DFN18</text:span></text:p>
      <text:p text:style-name="P19">sort_dec<text:span text:style-name="T1">…………………………………………………………………………………………DFN19</text:span></text:p>
      <text:p text:style-name="P19">alist……………………………………………………………………………………………<text:span text:style-name="T1">...DFN20</text:span></text:p>
      <text:p text:style-name="P19">assoc……………………………………………………………………………………………<text:span text:style-name="T1">.DFN21</text:span> </text:p>
      <text:p text:style-name="P19">flatten<text:span text:style-name="T1">…………………………………………………………………………………………...DFN22</text:span></text:p>
      <text:p text:style-name="P1"/>
      <text:p text:style-name="P2"/>
      <text:p text:style-name="P2"/>
      <text:p text:style-name="P2"/>
      <text:p text:style-name="P2"><text:soft-page-break/>Guides:</text:p>
      <text:p text:style-name="P2"/>
      <text:p text:style-name="P2">DFN1: writelist()</text:p>
      <text:p text:style-name="P2"><text:tab/><text:span text:style-name="T3">-</text:span><text:span text:style-name="T4">This function takes a list of elements and writes it to the console.</text:span></text:p>
      <text:p text:style-name="P2"><text:span text:style-name="T4"><text:tab/></text:span><text:span text:style-name="T16">Example:</text:span></text:p>
      <text:p text:style-name="P6"><text:tab/><text:tab/><text:span text:style-name="T7">?- writelist([1,3,4,5]).</text:span></text:p>
      <text:p text:style-name="P11"><text:s text:c="18"/>1</text:p>
      <text:p text:style-name="P11"><text:s text:c="18"/>3</text:p>
      <text:p text:style-name="P11"><text:s text:c="18"/>4</text:p>
      <text:p text:style-name="P11"><text:s text:c="18"/>5</text:p>
      <text:p text:style-name="P11"><text:s text:c="18"/>true.</text:p>
      <text:p text:style-name="P2"/>
      <text:p text:style-name="P2">DFN2: member()</text:p>
      <text:p text:style-name="P3"><text:tab/><text:span text:style-name="T3">-</text:span><text:span text:style-name="T4">This function checks to see if a given element is </text:span><text:span text:style-name="T12">in a</text:span><text:span text:style-name="T4"> list of elements.</text:span></text:p>
      <text:p text:style-name="P6"><text:span text:style-name="T4"><text:tab/></text:span><text:span text:style-name="T16">Example:</text:span></text:p>
      <text:p text:style-name="P7"><text:tab/><text:tab/><text:span text:style-name="T8">?- member(a,[a,b,c,d]).</text:span></text:p>
      <text:p text:style-name="P12"><text:tab/> <text:s text:c="8"/>true .</text:p>
      <text:p text:style-name="P2"/>
      <text:p text:style-name="P2">DFN13: size()</text:p>
      <text:p text:style-name="P3"><text:tab/><text:span text:style-name="T3">-</text:span><text:span text:style-name="T4">This function returns the size/</text:span><text:span text:style-name="T13">length</text:span><text:span text:style-name="T4"> of a list of elements.</text:span></text:p>
      <text:p text:style-name="P7"><text:span text:style-name="T4"><text:tab/></text:span><text:span text:style-name="T16">Example:</text:span></text:p>
      <text:p text:style-name="P8"><text:tab/><text:tab/><text:span text:style-name="T9">?- size([a,b,c,d],X).</text:span></text:p>
      <text:p text:style-name="P13"><text:tab/><text:tab/>X = 4.</text:p>
      <text:p text:style-name="P2"/>
      <text:p text:style-name="P2">DFN4: item()</text:p>
      <text:p text:style-name="P3"><text:tab/><text:span text:style-name="T3">-</text:span><text:span text:style-name="T4">This function returns the item at a certain position or index in the list of <text:tab/>elements.</text:span></text:p>
      <text:p text:style-name="P7"><text:span text:style-name="T4"><text:tab/></text:span><text:span text:style-name="T16">Example:</text:span></text:p>
      <text:p text:style-name="P8"><text:tab/><text:tab/><text:span text:style-name="T9">?- item(0,[1,2,3],X).</text:span></text:p>
      <text:p text:style-name="P13"><text:tab/><text:tab/>X = 1 .</text:p>
      <text:p text:style-name="P2"/>
      <text:p text:style-name="P2">DFN5: append()</text:p>
      <text:p text:style-name="P3"><text:tab/><text:span text:style-name="T3">-</text:span><text:span text:style-name="T4">This function appends t</text:span><text:span text:style-name="T15">w</text:span><text:span text:style-name="T4">o given lists of elements.</text:span></text:p>
      <text:p text:style-name="P7"><text:tab/><text:span text:style-name="T16">Example:</text:span></text:p>
      <text:p text:style-name="P8"><text:tab/><text:tab/><text:span text:style-name="T9">?- append([a,b],[f],X).</text:span></text:p>
      <text:p text:style-name="P13"><text:tab/><text:tab/>X = [a, b, f].</text:p>
      <text:p text:style-name="P7"><text:soft-page-break/></text:p>
      <text:p text:style-name="P2">DFN6: last()</text:p>
      <text:p text:style-name="P3"><text:tab/><text:span text:style-name="T3">-</text:span><text:span text:style-name="T4">This function takes the last element in a given list and displays it to the <text:s/><text:tab/>console.</text:span></text:p>
      <text:p text:style-name="P7"><text:span text:style-name="T4"><text:tab/></text:span><text:span text:style-name="T16">Example:</text:span></text:p>
      <text:p text:style-name="P8"><text:tab/><text:tab/><text:span text:style-name="T9">?- last([q,f,g],X).</text:span></text:p>
      <text:p text:style-name="P13"><text:tab/><text:tab/>X = g .</text:p>
      <text:p text:style-name="P2"/>
      <text:p text:style-name="P2">DFN7: remove()</text:p>
      <text:p text:style-name="P3"><text:tab/><text:span text:style-name="T3">-</text:span><text:span text:style-name="T4">This function removes a</text:span><text:span text:style-name="T14">n</text:span><text:span text:style-name="T4"> element from a list.</text:span></text:p>
      <text:p text:style-name="P7"><text:span text:style-name="T4"><text:tab/></text:span><text:span text:style-name="T16">Example:</text:span></text:p>
      <text:p text:style-name="P8"><text:tab/><text:tab/><text:span text:style-name="T9">?- remove(a,[a,b,c,d],X).</text:span></text:p>
      <text:p text:style-name="P13"><text:tab/><text:tab/>X = [b, c, d] .</text:p>
      <text:p text:style-name="P2"/>
      <text:p text:style-name="P2">DFN8: replace()</text:p>
      <text:p text:style-name="P3"><text:tab/><text:span text:style-name="T3">-</text:span><text:span text:style-name="T4">This function replaces an element in a list.</text:span></text:p>
      <text:p text:style-name="P7"><text:span text:style-name="T4"><text:tab/></text:span><text:span text:style-name="T16">Example:</text:span></text:p>
      <text:p text:style-name="P8"><text:tab/><text:tab/><text:span text:style-name="T9">?- replace(0,b,[a,2,3],X).</text:span></text:p>
      <text:p text:style-name="P13"><text:tab/><text:tab/>X = [b, 2, 3] .</text:p>
      <text:p text:style-name="P21"/>
      <text:p text:style-name="P2">DFN9: makelist()</text:p>
      <text:p text:style-name="P3"><text:tab/><text:span text:style-name="T3">-</text:span><text:span text:style-name="T4">This function makes a list.</text:span></text:p>
      <text:p text:style-name="P7"><text:span text:style-name="T4"><text:tab/></text:span><text:span text:style-name="T16">Example:</text:span></text:p>
      <text:p text:style-name="P9"><text:tab/><text:tab/><text:span text:style-name="T10">?- makelist(9,bacon,X).</text:span></text:p>
      <text:p text:style-name="P14"><text:tab/><text:tab/>X = [bacon, bacon, bacon, bacon, bacon, bacon, bacon, bacon, <text:tab/><text:tab/><text:tab/>bacon] .</text:p>
      <text:p text:style-name="P2"/>
      <text:p text:style-name="P2">DFN10: reverse()</text:p>
      <text:p text:style-name="P3"><text:tab/><text:span text:style-name="T3">-</text:span><text:span text:style-name="T4">This function reverses the elements in a given list.</text:span></text:p>
      <text:p text:style-name="P7"><text:span text:style-name="T4"><text:tab/></text:span><text:span text:style-name="T16">Example:</text:span></text:p>
      <text:p text:style-name="P9"><text:tab/><text:tab/><text:span text:style-name="T10">?- reverse([a,b,c,d,e], X).</text:span></text:p>
      <text:p text:style-name="P14"><text:tab/><text:tab/>X = [e, d, c, b, a] .</text:p>
      <text:p text:style-name="P2"/>
      <text:p text:style-name="P2">DFN11: lastput()</text:p>
      <text:p text:style-name="P3"><text:tab/><text:span text:style-name="T3">-</text:span><text:span text:style-name="T4">This function takes a given element and puts it at the end of a list of <text:tab/>elements.</text:span></text:p>
      <text:p text:style-name="P7"><text:soft-page-break/><text:span text:style-name="T4"><text:tab/></text:span><text:span text:style-name="T16">Example:</text:span></text:p>
      <text:p text:style-name="P9"><text:tab/><text:tab/><text:span text:style-name="T10">?- lastput(x,[a,b,c,d],X).</text:span></text:p>
      <text:p text:style-name="P14"><text:tab/><text:tab/>X = [a, b, c, d, x] .</text:p>
      <text:p text:style-name="P2"/>
      <text:p text:style-name="P2">DFN12: pick()</text:p>
      <text:p text:style-name="P5"><text:tab/><text:span text:style-name="T3">-</text:span><text:span text:style-name="T4">This function </text:span><text:span text:style-name="T6">picks a random element from within a list.</text:span></text:p>
      <text:p text:style-name="P7"><text:tab/><text:span text:style-name="T16">Example:</text:span></text:p>
      <text:p text:style-name="P9"><text:tab/><text:tab/><text:span text:style-name="T10">?- pick([a,b,c,d,mar],X).</text:span></text:p>
      <text:p text:style-name="P14"><text:tab/><text:tab/>X = b .</text:p>
      <text:p text:style-name="P7"/>
      <text:p text:style-name="P2">DFN13: take()</text:p>
      <text:p text:style-name="P5"><text:tab/><text:span text:style-name="T3">-</text:span><text:span text:style-name="T4">This function </text:span><text:span text:style-name="T6">takes a random element from within a list and removes <text:tab/>it.</text:span></text:p>
      <text:p text:style-name="P7"><text:span text:style-name="T6"><text:tab/></text:span><text:span text:style-name="T16">Example:</text:span></text:p>
      <text:p text:style-name="P9"><text:tab/><text:tab/><text:span text:style-name="T10">?- take([a,b,c,d],X,Y).</text:span></text:p>
      <text:p text:style-name="P14"><text:tab/><text:tab/>X = d,</text:p>
      <text:p text:style-name="P14"><text:tab/><text:tab/>Y = [a, b, c] .</text:p>
      <text:p text:style-name="P2"/>
      <text:p text:style-name="P2">DFN14: iota() </text:p>
      <text:p text:style-name="P3"><text:tab/><text:span text:style-name="T3">-</text:span><text:span text:style-name="T4">This function asks for a number and it counts from 1 to the given <text:tab/>number and returns a list.</text:span></text:p>
      <text:p text:style-name="P7"><text:span text:style-name="T4"><text:tab/></text:span><text:span text:style-name="T16">Example:</text:span></text:p>
      <text:p text:style-name="P9"><text:tab/><text:tab/><text:span text:style-name="T10">?- iota(9,X).</text:span></text:p>
      <text:p text:style-name="P14"><text:tab/><text:tab/>X = [1, 2, 3, 4, 5, 6, 7, 8, 9] .</text:p>
      <text:p text:style-name="P2"/>
      <text:p text:style-name="P2">DFN15: sum()</text:p>
      <text:p text:style-name="P3"><text:tab/><text:span text:style-name="T3">-</text:span><text:span text:style-name="T4">This function </text:span><text:span text:style-name="T15">adds</text:span><text:span text:style-name="T4"> the elements in a list.</text:span></text:p>
      <text:p text:style-name="P7"><text:span text:style-name="T4"><text:tab/></text:span><text:span text:style-name="T16">Example:</text:span></text:p>
      <text:p text:style-name="P9"><text:tab/><text:tab/><text:span text:style-name="T10">?- sum([1,2],X).</text:span></text:p>
      <text:p text:style-name="P14"><text:tab/><text:tab/>X = 3.</text:p>
      <text:p text:style-name="P2"/>
      <text:p text:style-name="P2">DFN16: min()</text:p>
      <text:p text:style-name="P3"><text:tab/><text:span text:style-name="T3">-</text:span><text:span text:style-name="T4">This function finds the minimum element in a given list.</text:span></text:p>
      <text:p text:style-name="P7"><text:tab/><text:span text:style-name="T16">Example:</text:span></text:p>
      <text:p text:style-name="P10"><text:tab/><text:tab/><text:span text:style-name="T11">?- min([1,2,3,4],X).</text:span></text:p>
      <text:p text:style-name="P15"><text:tab/><text:tab/>X = 1 .</text:p>
      <text:p text:style-name="P7"><text:soft-page-break/></text:p>
      <text:p text:style-name="P2">DFN17: max()</text:p>
      <text:p text:style-name="P3"><text:tab/><text:span text:style-name="T3">-</text:span><text:span text:style-name="T4">This function finds the maximum element in a given list.</text:span></text:p>
      <text:p text:style-name="P7"><text:tab/><text:span text:style-name="T16">Example:</text:span></text:p>
      <text:p text:style-name="P10"><text:tab/><text:tab/><text:span text:style-name="T11">?- max([1,2,3,4],X).</text:span></text:p>
      <text:p text:style-name="P15"><text:tab/><text:tab/>X = 4 .</text:p>
      <text:p text:style-name="P7"/>
      <text:p text:style-name="P2">DFN18: sort_inc()</text:p>
      <text:p text:style-name="P3"><text:tab/><text:span text:style-name="T3">-</text:span><text:span text:style-name="T4">This function sorts a list in ascending order.</text:span></text:p>
      <text:p text:style-name="P7"><text:span text:style-name="T4"><text:tab/></text:span><text:span text:style-name="T16">Example:</text:span></text:p>
      <text:p text:style-name="P10"><text:tab/><text:tab/><text:span text:style-name="T11">?- sort_inc([2,5,6,1],X).</text:span></text:p>
      <text:p text:style-name="P15"><text:tab/><text:tab/>X = [1, 2, 5, 6] .</text:p>
      <text:p text:style-name="P2"/>
      <text:p text:style-name="P2">DFN19: sort_dec()</text:p>
      <text:p text:style-name="P3"><text:tab/><text:span text:style-name="T3">-</text:span><text:span text:style-name="T4">This function sorts a list in descending order.</text:span></text:p>
      <text:p text:style-name="P7"><text:span text:style-name="T4"><text:tab/></text:span><text:span text:style-name="T16">Example:</text:span></text:p>
      <text:p text:style-name="P10"><text:tab/><text:tab/><text:span text:style-name="T11">?- sort_dec([2,5,6,1],X).</text:span></text:p>
      <text:p text:style-name="P15"><text:tab/><text:tab/>X = [6, 5, 2, 1] .</text:p>
      <text:p text:style-name="P2"/>
      <text:p text:style-name="P2">DFN20: alist()</text:p>
      <text:p text:style-name="P4"><text:tab/><text:span text:style-name="T3">-</text:span><text:span text:style-name="T4">This function </text:span><text:span text:style-name="T5">pairs elements within the same index in two given lists.</text:span></text:p>
      <text:p text:style-name="P7"><text:span text:style-name="T5"><text:tab/></text:span><text:span text:style-name="T16">Example:</text:span></text:p>
      <text:p text:style-name="P10"><text:tab/><text:tab/><text:span text:style-name="T11">?- alist([1,2,3],[a,b,c],X).</text:span></text:p>
      <text:p text:style-name="P15"><text:tab/><text:tab/>X = [pair(1, a), pair(2, b), pair(3, c)].</text:p>
      <text:p text:style-name="P7"/>
      <text:p text:style-name="P2">DFN21: assoc()</text:p>
      <text:p text:style-name="P4"><text:tab/><text:span text:style-name="T3">-</text:span><text:span text:style-name="T4">This function </text:span><text:span text:style-name="T5">asks for an X in a pair </text:span><text:span text:style-name="T15">(X,Y)</text:span><text:span text:style-name="T5"> and displays the Y</text:span></text:p>
      <text:p text:style-name="P7"><text:tab/><text:span text:style-name="T16">Example:</text:span></text:p>
      <text:p text:style-name="P10"><text:tab/><text:tab/><text:span text:style-name="T11">?- assoc([pair(1,a),pair(2,b),pair(3,c)],3,X).</text:span></text:p>
      <text:p text:style-name="P15"><text:tab/><text:tab/>X = c .</text:p>
      <text:p text:style-name="P7"/>
      <text:p text:style-name="P2">DFN22: flatten()</text:p>
      <text:p text:style-name="P4"><text:span text:style-name="T3"><text:tab/>-</text:span><text:span text:style-name="T4">This function </text:span><text:span text:style-name="T5">inputs a list containing two lists and creates a single list.</text:span></text:p>
      <text:p text:style-name="P7"><text:span text:style-name="T5"><text:tab/></text:span><text:span text:style-name="T16">Example:</text:span></text:p>
      <text:p text:style-name="P10"><text:tab/><text:tab/><text:span text:style-name="T11">?- flatten([[bacon, eggs, beef],[onion, potato, tomato]],X).</text:span></text:p>
      <text:p text:style-name="P15"><text:tab/><text:tab/>X = [bacon, eggs, beef, onion, potato, tomato] .</text:p>
      <text:p text:style-name="P15"><text:soft-page-break/><text:tab/><text:tab/><text:tab/><text:tab/><text:tab/> <text:s text:c="2"/><text:span text:style-name="T2"><text:s text:c="2"/><text:tab/>[FIN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7:51:00.236634061</meta:creation-date>
    <meta:generator>LibreOffice/5.1.6.2$Linux_X86_64 LibreOffice_project/10m0$Build-2</meta:generator>
    <dc:date>2017-11-11T18:54:31.292451740</dc:date>
    <meta:editing-duration>PT48M57S</meta:editing-duration>
    <meta:editing-cycles>15</meta:editing-cycles>
    <meta:document-statistic meta:table-count="0" meta:image-count="0" meta:object-count="0" meta:page-count="6" meta:paragraph-count="142" meta:word-count="545" meta:character-count="4252" meta:non-whitespace-character-count="3597"/>
  </office:meta>
</office:document-meta>
</file>